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d2c" officeooo:paragraph-rsid="000c0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case 1: Als ein Gast öffne ich mit dem Smartphone eine Tür </text:p>
      <text:p text:style-name="P1">Usecase 2: Als ein Administrator lege ich einen Gast an und definiere in welchem Zeitraum er welche Türen öffnen darf</text:p>
      <text:p text:style-name="P1">UseCase 3: Als ein Administrator zeige ich einen QR Code für einen Gast an.</text:p>
      <text:p text:style-name="P1">UseCase 4: Als ein Gast scanne ich einen QR Code der mich berechtigt meine Türen zu öffnen.</text:p>
      <text:p text:style-name="P1"/>
      <text:p text:style-name="P1">Gast → App</text:p>
      <text:p text:style-name="P1">Admin → Websi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8:30:36.244890913</meta:creation-date>
    <dc:date>2021-04-29T08:36:19.458279636</dc:date>
    <meta:editing-duration>PT5M43S</meta:editing-duration>
    <meta:editing-cycles>1</meta:editing-cycles>
    <meta:document-statistic meta:table-count="0" meta:image-count="0" meta:object-count="0" meta:page-count="1" meta:paragraph-count="6" meta:word-count="69" meta:character-count="370" meta:non-whitespace-character-count="306"/>
    <meta:generator>LibreOffice/6.4.7.2$Linux_X86_64 LibreOffice_project/40$Build-2</meta:generator>
  </office:meta>
</office:document-meta>
</file>